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8819in" fo:margin-left="0in" fo:margin-top="0in" fo:margin-bottom="0in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0.6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 style:writing-mode="page"/>
    </style:style>
    <style:style style:name="Table1.G2" style:family="table-cell" style:data-style-name="N0">
      <style:table-cell-properties style:vertical-align="middle" fo:padding="0.0104in" fo:border="none" style:writing-mode="pag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Standard">
      <style:paragraph-properties fo:line-height="108%" fo:hyphenation-ladder-count="no-limit" fo:hyphenation-keep="page" loext:hyphenation-keep-type="column" loext:hyphenation-keep-line="false"/>
      <style:text-properties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111in" style:contextual-spacing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6e39a" officeooo:paragraph-rsid="0016e39a"/>
    </style:style>
    <style:style style:name="P6" style:family="paragraph" style:parent-style-name="Standard">
      <style:paragraph-properties fo:text-align="center" style:justify-single-word="false"/>
      <style:text-properties officeooo:rsid="0016e39a"/>
    </style:style>
    <style:style style:name="P7" style:family="paragraph" style:parent-style-name="Standard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background-color="#ffff00" loext:char-shading-value="0"/>
    </style:style>
    <style:style style:name="T6" style:family="text">
      <style:text-properties officeooo:rsid="0016e39a"/>
    </style:style>
    <style:style style:name="gr1" style:family="graphic">
      <style:graphic-properties draw:stroke="solid" svg:stroke-width="0.0102in" svg:stroke-color="#a0a0a0" draw:stroke-linejoin="miter" svg:stroke-linecap="butt" draw:fill="none" loext:fill-use-slide-background="false" draw:textarea-vertical-align="top" draw:auto-grow-height="false" fo:min-height="0in" fo:min-width="45.3138in" fo:padding-top="0.0492in" fo:padding-bottom="0.0492in" fo:padding-left="0.0984in" fo:padding-right="0.0984in" fo:wrap-option="wrap" loext:decorative="false" fo:margin-left="0in" fo:margin-right="0.0311in" fo:margin-top="0in" fo:margin-bottom="0.040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CM (pour les étudiants)</text:span></text:p>
      <text:p text:style-name="Standard" loext:marker-style-name="T1"><text:span text:style-name="T1">PARTIE 1 – QCM </text:span><text:span text:style-name="T1"/></text:p>
      <text:p text:style-name="Standard">Choisir <text:span text:style-name="T1">une seule bonne réponse</text:span>.</text:p>
      <text:p text:style-name="Standard"><draw:custom-shape text:anchor-type="as-char" draw:z-index="0" draw:name="Horizontal Line 245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1</text:span><text:span text:style-name="T1"/></text:p>
      <text:p text:style-name="Standard">Le <text:span text:style-name="T1">CTR</text:span> mesure :</text:p>
      <text:p text:style-name="Standard">A. le coût d’une publicité<text:line-break/>B. le nombre de ventes<text:line-break/><text:span text:style-name="T2">C. le taux de clics sur une publicité</text:span><text:line-break/>D. le revenu généré</text:p>
      <text:p text:style-name="Standard"><text:s/>Réponse : </text:p>
      <text:p text:style-name="Standard"><draw:custom-shape text:anchor-type="as-char" draw:z-index="1" draw:name="Horizontal Line 246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Question 2</text:span><text:span text:style-name="T3"/></text:p>
      <text:p text:style-name="Standard" loext:marker-style-name="T4"><text:span text:style-name="T4">Le </text:span><text:span text:style-name="T3">CPC</text:span><text:span text:style-name="T4"> signifie :</text:span></text:p>
      <text:p text:style-name="Standard" loext:marker-style-name="T4"><text:span text:style-name="T4">A. Cost Per Campaign<text:line-break/>B. </text:span><text:span text:style-name="T5">Cost Per Click</text:span><text:span text:style-name="T4"><text:line-break/>C. Cost Per Conversion<text:line-break/>D. Campaign Performance Cost</text:span></text:p>
      <text:p text:style-name="Standard"><text:s/>Réponse : </text:p>
      <text:p text:style-name="Standard"><draw:custom-shape text:anchor-type="as-char" draw:z-index="2" draw:name="Horizontal Line 247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3</text:span><text:span text:style-name="T1"/></text:p>
      <text:p text:style-name="Standard">Quel indicateur mesure la <text:span text:style-name="T1">rentabilité d'une campagne</text:span> ?</text:p>
      <text:p text:style-name="Standard">A. CTR<text:line-break/>B. CPC<text:line-break/>C. <text:span text:style-name="T2">ROI</text:span><text:line-break/>D. CPA</text:p>
      <text:p text:style-name="Standard"><text:s/>Réponse : </text:p>
      <text:p text:style-name="Standard"><draw:custom-shape text:anchor-type="as-char" draw:z-index="3" draw:name="Horizontal Line 248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4</text:span><text:span text:style-name="T1"/></text:p>
      <text:p text:style-name="Standard">Dans le funnel AARRR, la première étape est :</text:p>
      <text:p text:style-name="Standard">A. Revenue<text:line-break/>B. Retention<text:line-break/><text:soft-page-break/>C. <text:span text:style-name="T2">Acquisition</text:span><text:line-break/>D. Referral</text:p>
      <text:p text:style-name="Standard"><text:s/>Réponse : </text:p>
      <text:p text:style-name="Standard"><draw:custom-shape text:anchor-type="as-char" draw:z-index="4" draw:name="Horizontal Line 249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5</text:span><text:span text:style-name="T1"/></text:p>
      <text:p text:style-name="Standard">Quel outil permet d’analyser le trafic d’un site web ?</text:p>
      <text:p text:style-name="Standard" loext:marker-style-name="T4"><text:span text:style-name="T4">A. Canva<text:line-break/>B. </text:span><text:span text:style-name="T5">Google Analytics</text:span><text:span text:style-name="T4"><text:line-break/>C. Excel<text:line-break/>D. WordPress</text:span></text:p>
      <text:p text:style-name="Standard"><text:s/>Réponse : </text:p>
      <text:p text:style-name="Standard"><draw:custom-shape text:anchor-type="as-char" draw:z-index="5" draw:name="Horizontal Line 250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Question 6</text:span><text:span text:style-name="T3"/></text:p>
      <text:p text:style-name="Standard" loext:marker-style-name="T4"><text:span text:style-name="T4">Le </text:span><text:span text:style-name="T3">SEO</text:span><text:span text:style-name="T4"> signifie :</text:span></text:p>
      <text:p text:style-name="Standard" loext:marker-style-name="T4"><text:span text:style-name="T4">A. </text:span><text:span text:style-name="T5">Search Engine Optimization</text:span><text:span text:style-name="T4"><text:line-break/>B. Social Engagement Optimization<text:line-break/>C. Search Engine Operation<text:line-break/>D. Social Engine Optimization</text:span></text:p>
      <text:p text:style-name="Standard"><text:s/>Réponse : </text:p>
      <text:p text:style-name="Standard"><draw:custom-shape text:anchor-type="as-char" draw:z-index="6" draw:name="Horizontal Line 251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7</text:span><text:span text:style-name="T1"/></text:p>
      <text:p text:style-name="Standard">Quel réseau social est le plus utilisé pour la communication professionnelle ?</text:p>
      <text:p text:style-name="Standard" loext:marker-style-name="T4"><text:span text:style-name="T4">A. TikTok<text:line-break/>B. Instagram<text:line-break/>C. </text:span><text:span text:style-name="T5">LinkedIn</text:span><text:span text:style-name="T4"><text:line-break/>D. Snapchat</text:span></text:p>
      <text:p text:style-name="Standard"><text:s/>Réponse : </text:p>
      <text:p text:style-name="Standard"><draw:custom-shape text:anchor-type="as-char" draw:z-index="7" draw:name="Horizontal Line 252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8</text:span><text:span text:style-name="T1"/></text:p>
      <text:p text:style-name="Standard">Le <text:span text:style-name="T1">CPA</text:span> mesure :</text:p>
      <text:p text:style-name="Standard"><text:span text:style-name="T2">A. le coût par acquisition</text:span><text:line-break/>B. le coût par clic<text:line-break/>C. le nombre de clics<text:line-break/>D. le revenu</text:p>
      <text:p text:style-name="Standard"><text:soft-page-break/><text:s/>Réponse : </text:p>
      <text:p text:style-name="Standard"><draw:custom-shape text:anchor-type="as-char" draw:z-index="8" draw:name="Horizontal Line 253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1"/>
      <text:p text:style-name="P3" loext:marker-style-name="T1"><text:span text:style-name="T1">Question 9</text:span><text:span text:style-name="T1"/></text:p>
      <text:p text:style-name="Standard">Une <text:span text:style-name="T1">conversion</text:span> correspond généralement à :</text:p>
      <text:p text:style-name="Standard">A. une vue d'une publicité<text:line-break/>B. un clic<text:line-break/><text:span text:style-name="T2">C. une action importante (achat, inscription)</text:span><text:line-break/>D. un partage</text:p>
      <text:p text:style-name="Standard"><text:s/>Réponse : </text:p>
      <text:p text:style-name="Standard"><draw:custom-shape text:anchor-type="as-char" draw:z-index="9" draw:name="Horizontal Line 254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10</text:span><text:span text:style-name="T1"/></text:p>
      <text:p text:style-name="Standard">Quel canal est généralement le plus efficace pour la <text:span text:style-name="T1">fidélisation client</text:span> ?</text:p>
      <text:p text:style-name="Standard" loext:marker-style-name="T4"><text:span text:style-name="T4">A. SEO<text:line-break/>B. </text:span><text:span text:style-name="T5">Email marketing</text:span><text:span text:style-name="T4"><text:line-break/>C. TikTok Ads<text:line-break/>D. Display Ads</text:span></text:p>
      <text:p text:style-name="Standard"><text:s/>Réponse : </text:p>
      <text:p text:style-name="Standard"><draw:custom-shape text:anchor-type="as-char" draw:z-index="10" draw:name="Horizontal Line 255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PARTIE 2 – Calcul et analyse KPI (10 points)</text:span><text:span text:style-name="T1"/></text:p>
      <text:p text:style-name="Standard">Une entreprise lance une campagne digitale sur trois plateformes :</text:p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4"><text:span text:style-name="T1">Canal</text:span></text:p>
          </table:table-cell>
          <table:table-cell table:style-name="Table1.A1" office:value-type="string">
            <text:p text:style-name="P4"><text:span text:style-name="T1">Impressions</text:span></text:p>
          </table:table-cell>
          <table:table-cell table:style-name="Table1.A1" office:value-type="string">
            <text:p text:style-name="P4"><text:span text:style-name="T1">Clics</text:span></text:p>
          </table:table-cell>
          <table:table-cell table:style-name="Table1.A1" office:value-type="string">
            <text:p text:style-name="P4"><text:span text:style-name="T1">Conversions</text:span></text:p>
          </table:table-cell>
          <table:table-cell table:style-name="Table1.A1" office:value-type="string">
            <text:p text:style-name="P4"><text:span text:style-name="T1">Coût (€)</text:span></text:p>
          </table:table-cell>
          <table:table-cell table:style-name="Table1.A1" office:value-type="string">
            <text:p text:style-name="P4"><text:span text:style-name="T1">Revenu (€)</text:span></text:p>
          </table:table-cell>
          <table:table-cell table:style-name="Table1.A1" office:value-type="string">
            <text:p text:style-name="P5">CTR</text:p>
          </table:table-cell>
          <table:table-cell table:style-name="Table1.A1" office:value-type="string">
            <text:p text:style-name="P5">CPC</text:p>
          </table:table-cell>
          <table:table-cell table:style-name="Table1.A1" office:value-type="string">
            <text:p text:style-name="P5">CPA</text:p>
          </table:table-cell>
          <table:table-cell table:style-name="Table1.A1" office:value-type="string">
            <text:p text:style-name="P5">ROI</text:p>
          </table:table-cell>
        </table:table-row>
        <table:table-row table:style-name="Table1.1">
          <table:table-cell table:style-name="Table1.A1" office:value-type="string">
            <text:p text:style-name="P4">Instagram Ads</text:p>
          </table:table-cell>
          <table:table-cell table:style-name="Table1.A1" office:value-type="string">
            <text:p text:style-name="P4">400000</text:p>
          </table:table-cell>
          <table:table-cell table:style-name="Table1.A1" office:value-type="string">
            <text:p text:style-name="P4">16000</text:p>
          </table:table-cell>
          <table:table-cell table:style-name="Table1.A1" office:value-type="string">
            <text:p text:style-name="P4">800</text:p>
          </table:table-cell>
          <table:table-cell table:style-name="Table1.A1" office:value-type="string">
            <text:p text:style-name="P4">8000</text:p>
          </table:table-cell>
          <table:table-cell table:style-name="Table1.A1" office:value-type="string">
            <text:p text:style-name="P4">32000</text:p>
          </table:table-cell>
          <table:table-cell table:style-name="Table1.G2" table:formula="ooow:(&lt;C2&gt;/&lt;B2&gt;)*100" office:value-type="float" office:value="4">
            <text:p text:style-name="P6">4</text:p>
          </table:table-cell>
          <table:table-cell table:style-name="Table1.G2" table:formula="ooow:&lt;E2&gt;/&lt;C2&gt;" office:value-type="float" office:value="0.5">
            <text:p text:style-name="P6">0.5</text:p>
          </table:table-cell>
          <table:table-cell table:style-name="Table1.G2" table:formula="ooow:&lt;E2&gt;/&lt;D2&gt;" office:value-type="float" office:value="10">
            <text:p text:style-name="P6">10</text:p>
          </table:table-cell>
          <table:table-cell table:style-name="Table1.G2" table:formula="ooow:((&lt;F2&gt;-&lt;E2&gt;)/&lt;E2&gt;)*100" office:value-type="float" office:value="300">
            <text:p text:style-name="P6">300</text:p>
          </table:table-cell>
        </table:table-row>
        <table:table-row table:style-name="Table1.1">
          <table:table-cell table:style-name="Table1.A1" office:value-type="string">
            <text:p text:style-name="P4">Google Ads</text:p>
          </table:table-cell>
          <table:table-cell table:style-name="Table1.A1" office:value-type="string">
            <text:p text:style-name="P4">200000</text:p>
          </table:table-cell>
          <table:table-cell table:style-name="Table1.A1" office:value-type="string">
            <text:p text:style-name="P4">12000</text:p>
          </table:table-cell>
          <table:table-cell table:style-name="Table1.A1" office:value-type="string">
            <text:p text:style-name="P4">1000</text:p>
          </table:table-cell>
          <table:table-cell table:style-name="Table1.A1" office:value-type="string">
            <text:p text:style-name="P4">12000</text:p>
          </table:table-cell>
          <table:table-cell table:style-name="Table1.A1" office:value-type="string">
            <text:p text:style-name="P4">50000</text:p>
          </table:table-cell>
          <table:table-cell table:style-name="Table1.G2" table:formula="ooow:(&lt;C3&gt;/&lt;B3&gt;)* 100" office:value-type="float" office:value="6">
            <text:p text:style-name="P6">6</text:p>
          </table:table-cell>
          <table:table-cell table:style-name="Table1.G2" table:formula="ooow:&lt;E3&gt;/&lt;C3&gt;" office:value-type="float" office:value="1">
            <text:p text:style-name="P6">1</text:p>
          </table:table-cell>
          <table:table-cell table:style-name="Table1.G2" table:formula="ooow:&lt;E3&gt;/&lt;D3&gt;" office:value-type="float" office:value="12">
            <text:p text:style-name="P6">12</text:p>
          </table:table-cell>
          <table:table-cell table:style-name="Table1.G2" table:formula="ooow:((&lt;F3&gt;-&lt;E3&gt;)/&lt;E3&gt;)*100" office:value-type="float" office:value="316.666666666667">
            <text:p text:style-name="P6">316.67</text:p>
          </table:table-cell>
        </table:table-row>
        <table:table-row table:style-name="Table1.1">
          <table:table-cell table:style-name="Table1.A1" office:value-type="string">
            <text:p text:style-name="P4">Email Marketing</text:p>
          </table:table-cell>
          <table:table-cell table:style-name="Table1.A1" office:value-type="string">
            <text:p text:style-name="P4">60000</text:p>
          </table:table-cell>
          <table:table-cell table:style-name="Table1.A1" office:value-type="string">
            <text:p text:style-name="P4">9000</text:p>
          </table:table-cell>
          <table:table-cell table:style-name="Table1.A1" office:value-type="string">
            <text:p text:style-name="P4">1500</text:p>
          </table:table-cell>
          <table:table-cell table:style-name="Table1.A1" office:value-type="string">
            <text:p text:style-name="P4">3000</text:p>
          </table:table-cell>
          <table:table-cell table:style-name="Table1.A1" office:value-type="string">
            <text:p text:style-name="P4">45000</text:p>
          </table:table-cell>
          <table:table-cell table:style-name="Table1.G2" table:formula="ooow:(&lt;C4&gt;/&lt;B4&gt;)*100" office:value-type="float" office:value="15">
            <text:p text:style-name="P6">15</text:p>
          </table:table-cell>
          <table:table-cell table:style-name="Table1.G2" table:formula="ooow:&lt;E4&gt;/&lt;C4&gt;" office:value-type="float" office:value="0.333333333333333">
            <text:p text:style-name="P6">0.33</text:p>
          </table:table-cell>
          <table:table-cell table:style-name="Table1.G2" table:formula="ooow:&lt;E4&gt;/&lt;D4&gt;" office:value-type="float" office:value="2">
            <text:p text:style-name="P6">2</text:p>
          </table:table-cell>
          <table:table-cell table:style-name="Table1.G2" table:formula="ooow:((&lt;F4&gt;-&lt;E4&gt;)/&lt;E4&gt;)*100" office:value-type="float" office:value="1400">
            <text:p text:style-name="P6">1400</text:p>
          </table:table-cell>
        </table:table-row>
      </table:table>
      <text:p text:style-name="Standard"><draw:custom-shape text:anchor-type="as-char" draw:z-index="11" draw:name="Horizontal Line 256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Question 1</text:span><text:span text:style-name="T1"/></text:p>
      <text:p text:style-name="Standard">Calculer pour chaque canal :</text:p>
      <text:list text:style-name="WWNum1">
        <text:list-item>
          <text:p text:style-name="P7">CTR</text:p>
        </text:list-item>
        <text:list-item>
          <text:p text:style-name="P7">CPC</text:p>
        </text:list-item>
        <text:list-item>
          <text:p text:style-name="P7">CPA</text:p>
        </text:list-item>
        <text:list-item>
          <text:p text:style-name="P7"><text:soft-page-break/>ROI</text:p>
        </text:list-item>
      </text:list>
      <text:p text:style-name="Standard"><draw:custom-shape text:anchor-type="as-char" draw:z-index="12" draw:name="Horizontal Line 257" draw:style-name="gr1" draw:text-style-name="P1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Quel canal est le <text:span text:style-name="T1">plus rentable</text:span> ? <text:span text:style-name="T6">Email Marketing</text:span></text:p>
      <text:p text:style-name="Standard">Quel canal génère le <text:span text:style-name="T1">plus de trafic qualifié</text:span> ? <text:span text:style-name="T6">Google Ads</text:span></text:p>
      <text:p text:style-name="Standard">Proposer <text:span text:style-name="T1">3 recommandations stratégique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in" fo:margin-bottom="0.0555in" style:contextual-spacing="true" fo:line-height="100%"/>
      <style:text-properties style:font-name="Calibri Light1" fo:font-family="'Calibri Light'" style:font-family-generic="swiss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نسق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ergui Anis</meta:initial-creator>
    <meta:editing-cycles>3</meta:editing-cycles>
    <meta:creation-date>2026-03-17T10:19:00</meta:creation-date>
    <dc:date>2026-03-18T10:12:21.918768768</dc:date>
    <meta:editing-duration>PT9M27S</meta:editing-duration>
    <meta:generator>LibreOffice/25.8.5.2$Linux_X86_64 LibreOffice_project/252c20f6956e3db0b52e6e2f9dda67263513c8fc</meta:generator>
    <meta:document-statistic meta:table-count="1" meta:image-count="0" meta:object-count="0" meta:page-count="5" meta:paragraph-count="107" meta:word-count="360" meta:character-count="1925" meta:non-whitespace-character-count="1640"/>
    <meta:user-defined meta:name="AppVersion">16.0000</meta:user-defined>
    <meta:template xlink:type="simple" xlink:actuate="onRequest" xlink:title="Normal" xlink:href=""/>
  </office:meta>
</office:document-meta>
</file>